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family="paragraph">
      <style:text-properties fo:color="#FF0000"/>
    </style:style>
    <style:style style:name="P4" style:parent-style-name="Standard" style:list-style-name="LFO1" style:family="paragraph"/>
    <style:style style:name="P5" style:parent-style-name="Standard" style:family="paragraph">
      <style:text-properties fo:color="#FF0000"/>
    </style:style>
    <style:style style:name="P6" style:parent-style-name="Standard" style:list-style-name="LFO1" style:family="paragraph"/>
    <style:style style:name="P7" style:parent-style-name="Standard" style:family="paragraph">
      <style:text-properties fo:color="#FF0000"/>
    </style:style>
    <style:style style:name="P8" style:parent-style-name="Standard" style:list-style-name="LFO1" style:family="paragraph"/>
    <style:style style:name="T9" style:parent-style-name="DefaultParagraphFont" style:family="text">
      <style:text-properties style:language-asian="ja" style:country-asian="JP" style:language-complex="ar" style:country-complex="SA"/>
    </style:style>
    <style:style style:name="T10" style:parent-style-name="DefaultParagraphFont" style:family="text">
      <style:text-properties style:language-asian="ja" style:country-asian="JP" style:language-complex="ar" style:country-complex="SA"/>
    </style:style>
    <style:style style:name="T11" style:parent-style-name="DefaultParagraphFont" style:family="text">
      <style:text-properties style:language-asian="ja" style:country-asian="JP" style:language-complex="ar" style:country-complex="SA"/>
    </style:style>
    <style:style style:name="T12" style:parent-style-name="DefaultParagraphFont" style:family="text">
      <style:text-properties style:language-asian="ja" style:country-asian="JP" style:language-complex="ar" style:country-complex="SA"/>
    </style:style>
    <style:style style:name="T13" style:parent-style-name="DefaultParagraphFont" style:family="text">
      <style:text-properties fo:color="#FF0000"/>
    </style:style>
    <style:style style:name="T14" style:parent-style-name="DefaultParagraphFont" style:family="text">
      <style:text-properties fo:color="#FF0000"/>
    </style:style>
    <style:style style:name="T15" style:parent-style-name="DefaultParagraphFont" style:family="text">
      <style:text-properties fo:color="#FF0000"/>
    </style:style>
    <style:style style:name="T16" style:parent-style-name="DefaultParagraphFont" style:family="text">
      <style:text-properties fo:color="#FF0000"/>
    </style:style>
    <style:style style:name="T17" style:parent-style-name="DefaultParagraphFont" style:family="text">
      <style:text-properties fo:color="#FF0000"/>
    </style:style>
    <style:style style:name="T18" style:parent-style-name="DefaultParagraphFont" style:family="text">
      <style:text-properties fo:color="#FF0000"/>
    </style:style>
    <style:style style:name="T19" style:parent-style-name="DefaultParagraphFont" style:family="text">
      <style:text-properties fo:color="#FF0000"/>
    </style:style>
    <style:style style:name="T20" style:parent-style-name="DefaultParagraphFont" style:family="text">
      <style:text-properties fo:color="#FF0000"/>
    </style:style>
    <style:style style:name="T21" style:parent-style-name="DefaultParagraphFont" style:family="text">
      <style:text-properties fo:color="#FF0000"/>
    </style:style>
    <style:style style:name="T22" style:parent-style-name="DefaultParagraphFont" style:family="text">
      <style:text-properties fo:color="#FF0000"/>
    </style:style>
    <style:style style:name="T23" style:parent-style-name="DefaultParagraphFont" style:family="text">
      <style:text-properties fo:color="#FF0000"/>
    </style:style>
    <style:style style:name="T24" style:parent-style-name="DefaultParagraphFont" style:family="text">
      <style:text-properties fo:color="#FF0000"/>
    </style:style>
    <style:style style:name="T25" style:parent-style-name="DefaultParagraphFont" style:family="text">
      <style:text-properties fo:color="#FF0000"/>
    </style:style>
    <style:style style:name="T26" style:parent-style-name="DefaultParagraphFont" style:family="text">
      <style:text-properties fo:color="#FF0000"/>
    </style:style>
    <style:style style:name="T27" style:parent-style-name="DefaultParagraphFont" style:family="text">
      <style:text-properties fo:color="#FF0000"/>
    </style:style>
    <style:style style:name="T28" style:parent-style-name="DefaultParagraphFont" style:family="text">
      <style:text-properties fo:color="#FF0000"/>
    </style:style>
    <style:style style:name="T29" style:parent-style-name="DefaultParagraphFont" style:family="text">
      <style:text-properties fo:color="#FF0000"/>
    </style:style>
    <style:style style:name="T30" style:parent-style-name="DefaultParagraphFont" style:family="text">
      <style:text-properties fo:color="#FF0000"/>
    </style:style>
    <style:style style:name="P31" style:parent-style-name="Standard" style:list-style-name="LFO2" style:family="paragraph"/>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style:style style:name="P35" style:parent-style-name="Standard" style:list-style-name="LFO2" style:family="paragraph"/>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P42" style:parent-style-name="Standard" style:list-style-name="LFO2" style:family="paragraph"/>
    <style:style style:name="P43" style:parent-style-name="Standard" style:list-style-name="LFO2" style:family="paragraph"/>
    <style:style style:name="P44" style:parent-style-name="Standard" style:list-style-name="LFO2" style:family="paragraph"/>
    <style:style style:name="P45" style:parent-style-name="Standard" style:list-style-name="LFO2" style:family="paragraph"/>
    <style:style style:name="P46" style:parent-style-name="Standard" style:list-style-name="LFO2" style:family="paragraph"/>
    <style:style style:name="P47" style:parent-style-name="Standard" style:list-style-name="LFO2" style:family="paragraph"/>
    <style:style style:name="P48" style:parent-style-name="Standard" style:list-style-name="LFO2" style:family="paragraph"/>
    <style:style style:name="P49" style:parent-style-name="Standard" style:list-style-name="LFO2" style:family="paragraph"/>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ORTOISESVN ASSESSMENT</text:p>
      <text:p text:style-name="Standard"/>
      <text:list text:style-name="LFO1" text:continue-numbering="true">
        <text:list-item>
          <text:p text:style-name="P2">Choose the correct answer. To see the changes you have made in a text file's working copy with TortoiseSVN:</text:p>
        </text:list-item>
      </text:list>
      <text:p text:style-name="P3">a. Right click the file then select TortoiseSVN &gt;<text:s/>Diff</text:p>
      <text:p text:style-name="Standard">b. Right click the file then select TortoiseSVN &gt; Diff with</text:p>
      <text:p text:style-name="Standard">c. TortoiseSVN does not support this feature</text:p>
      <text:p text:style-name="Standard">d. a,b,c are incorrect</text:p>
      <text:list text:style-name="LFO1" text:continue-numbering="true">
        <text:list-item>
          <text:p text:style-name="P4">Which command you can use to undo all changes you have made since the last update?</text:p>
        </text:list-item>
      </text:list>
      <text:p text:style-name="Standard">a. Merge</text:p>
      <text:p text:style-name="Standard">b. Commit</text:p>
      <text:p text:style-name="Standard">c. Undo</text:p>
      <text:p text:style-name="P5">d. Revert</text:p>
      <text:list text:style-name="LFO1" text:continue-numbering="true">
        <text:list-item>
          <text:p text:style-name="P6">Choose the correct answer. After file conflict occurs, TortoiseSVN creates these additional files:</text:p>
        </text:list-item>
      </text:list>
      <text:p text:style-name="Standard">a. TortoiseSVN does not create additional files after file conflict occurs</text:p>
      <text:p text:style-name="Standard">b. <text:s/>filename.ext.mine, filename.ext.conflict, filename.ext.rOLDREV, filename.ext.rNEWREV (for example: test.txt.mine, test.txt.conflict, text.txt.r2, text.txt.r3)</text:p>
      <text:p text:style-name="P7">c. filename.ext.mine, filename.ext.rOLDREV, filename.ext.rNEWREV (For example: test.txt.mine, test.txt.r2, text.txt.r3)</text:p>
      <text:p text:style-name="Standard">d. filename.ext.conflict, filename.ext.rOLDREV, file.ext.rNEWREV (for example: test.txt.conflict, text.txt.r2, text.txt.r3)</text:p>
      <text:list text:style-name="LFO1" text:continue-numbering="true">
        <text:list-item>
          <text:p text:style-name="P8">Mark the icon overlay with the description</text:p>
        </text:list-item>
      </text:list>
      <text:p text:style-name="Standard">I. Checkmark <text:s/></text:p>
      <text:p text:style-name="Standard"><text:span text:style-name="T9"><draw:frame draw:z-index="251658240" draw:style-name="a0" draw:name="graphics1" text:anchor-type="paragraph" svg:x="0.622in" svg:y="0.052in" svg:width="0.4063in" svg:height="0.4374in" style:rel-width="scale" style:rel-height="scale"><draw:image xlink:href="media/image1.png" xlink:type="simple" xlink:show="embed" xlink:actuate="onLoad"/><svg:title/><svg:desc/></draw:frame></text:span></text:p>
      <text:p text:style-name="Standard"><text:s/><text:tab/>II. Red exclamination</text:p>
      <text:p text:style-name="Standard"><text:span text:style-name="T10"><draw:frame draw:z-index="251659264" draw:style-name="a1" draw:name="graphics2" text:anchor-type="paragraph" svg:x="0.6583in" svg:y="0.0417in" svg:width="0.3957in" svg:height="0.448in" style:rel-width="scale" style:rel-height="scale"><draw:image xlink:href="media/image2.png" xlink:type="simple" xlink:show="embed" xlink:actuate="onLoad"/><svg:title/><svg:desc/></draw:frame></text:span><text:tab/></text:p>
      <text:p text:style-name="Standard"><text:tab/>III. Yellow exclamination</text:p>
      <text:p text:style-name="Standard"><text:span text:style-name="T11"><draw:frame draw:z-index="2" draw:style-name="a2" draw:name="graphics3" text:anchor-type="paragraph" svg:x="0.6063in" svg:y="0.0835in" svg:width="0.5209in" svg:height="0.4583in" style:rel-width="scale" style:rel-height="scale"><draw:image xlink:href="media/image3.png" xlink:type="simple" xlink:show="embed" xlink:actuate="onLoad"/><svg:title/><svg:desc/></draw:frame></text:span></text:p>
      <text:p text:style-name="Standard"><text:tab/>IV. Question mark</text:p>
      <text:p text:style-name="Standard"><text:span text:style-name="T12"><draw:frame draw:z-index="3" draw:style-name="a3" draw:name="graphics4" text:anchor-type="paragraph" svg:x="0.6118in" svg:y="0.0835in" svg:width="0.5728in" svg:height="0.4272in" style:rel-width="scale" style:rel-height="scale"><draw:image xlink:href="media/image4.png" xlink:type="simple" xlink:show="embed" xlink:actuate="onLoad"/><svg:title/><svg:desc/></draw:frame></text:span><text:tab/></text:p>
      <text:p text:style-name="Standard"><text:tab/>A. The file has been modified since last update<text:s/>and needs to be committed</text:p>
      <text:p text:style-name="Standard"><text:tab/>B. The file is not under version control but have not been ignored</text:p>
      <text:p text:style-name="Standard"><text:tab/>C. A conflict occurs during an update</text:p>
      <text:p text:style-name="Standard"><text:tab/>D. Subversion status is normal</text:p>
      <text:p text:style-name="Standard"/>
      <text:p text:style-name="Standard"><text:tab/>a. I-D, II-B, III-C, IV-A</text:p>
      <text:p text:style-name="Standard"><text:tab/>b. I-A, II-C, III-D, IV-B</text:p>
      <text:p text:style-name="Standard"><text:tab/><text:span text:style-name="T13">c. I-D, II-A, III-C, IV-B</text:span></text:p>
      <text:p text:style-name="Standard"><text:tab/>d. I-D,<text:s/>II-C, III-A, IV-B</text:p>
      <text:p text:style-name="Standard"><text:tab/></text:p>
      <text:p text:style-name="Standard"><text:s text:c="6"/>5.<text:tab/>Which one of the answer below is not the reason to use Subversion?</text:p>
      <text:soft-page-break/>
      <text:p text:style-name="Standard"><text:tab/>a. Recover old versions of data</text:p>
      <text:p text:style-name="Standard"><text:tab/>b. Track data changes</text:p>
      <text:p text:style-name="Standard"><text:tab/>c. Prevent data inconsistency</text:p>
      <text:p text:style-name="Standard"><text:tab/><text:span text:style-name="T14">d. a, b,c are incorrect</text:span></text:p>
      <text:p text:style-name="Standard"><text:s text:c="6"/>6.<text:tab/>Choose the correct answer. Four states<text:s/>of a working file:</text:p>
      <text:p text:style-name="Standard"><text:tab/><text:span text:style-name="T15">a. Unchanged and current, locally changed and current, unchanged and out of date, locally changed and out of date</text:span></text:p>
      <text:p text:style-name="Standard"><text:tab/>b. Unchanged and consistent, locally changed and consistent, unchanged and inconsistent, locally changed and inconsistent</text:p>
      <text:p text:style-name="Standard"><text:tab/>c. Current and consistent, out of date and consistent, current and inconsistent, out of date and inconsistent</text:p>
      <text:p text:style-name="Standard"><text:tab/>d. a,b,c are incorrect</text:p>
      <text:p text:style-name="Standard"><text:tab/><text:tab/></text:p>
      <text:p text:style-name="Standard"><text:s text:c="6"/>7. What is the difference between Checkout command and Update command</text:p>
      <text:p text:style-name="Standard"><text:tab/>a. Checkout command creates an existing<text:s/>working copy, Update command creates a new working copy</text:p>
      <text:p text:style-name="Standard"><text:tab/><text:span text:style-name="T16">b. Checkout command creates a working copy, Update command updates an existing working copy with changes</text:span></text:p>
      <text:p text:style-name="Standard"><text:tab/>c. Checkout command uploads changes, Update command updates an existing working copy with<text:s/>changes</text:p>
      <text:p text:style-name="Standard"><text:tab/>d. Checkout command creates an existing working copy, Update command upload changes</text:p>
      <text:p text:style-name="Standard"><text:s text:c="6"/>8.<text:tab/>Which command can user use to bring down files from a repository but not create a working copy?</text:p>
      <text:p text:style-name="Standard"><text:tab/>a. Checkout</text:p>
      <text:p text:style-name="Standard"><text:tab/><text:span text:style-name="T17">b. Export</text:span></text:p>
      <text:p text:style-name="Standard"><text:tab/>c. Update</text:p>
      <text:p text:style-name="Standard"><text:tab/>d. Commit</text:p>
      <text:p text:style-name="Standard"><text:s text:c="6"/>9.<text:tab/>Which command can user use to ensure data consistency and avoid conflict?</text:p>
      <text:p text:style-name="Standard"><text:tab/><text:span text:style-name="T18">a. Get Lock</text:span></text:p>
      <text:p text:style-name="Standard"><text:tab/>b. Import</text:p>
      <text:p text:style-name="Standard"><text:tab/>c. Commit</text:p>
      <text:p text:style-name="Standard"><text:tab/>d. Create patch</text:p>
      <text:p text:style-name="Standard"><text:s text:c="6"/>10. Choose the incorrect answer about Base revision and Head revision</text:p>
      <text:p text:style-name="Standard"><text:tab/>a. Head revision is the latest revision in the repository</text:p>
      <text:p text:style-name="Standard"><text:tab/>b. Base revision is the last revision the user obtained from the repository</text:p>
      <text:p text:style-name="Standard"><text:tab/>c. Base revision and Head revision are the same after update or commit successfully</text:p>
      <text:p text:style-name="Standard"><text:tab/><text:span text:style-name="T19">d. a,b,c are incorrect</text:span></text:p>
      <text:p text:style-name="Standard"><text:s text:c="6"/>11. SVN Revert can be used to undo any changes which have already been committed</text:p>
      <text:p text:style-name="Standard"><text:tab/>a. Yes</text:p>
      <text:p text:style-name="Standard"><text:tab/><text:span text:style-name="T20">b. No</text:span></text:p>
      <text:p text:style-name="Standard"><text:s text:c="6"/>12. In case your repository's URL or IP is changed and you want to rewrite the working copy's URL with the new URL so you can commit your change. Which command is suitable for this situation?</text:p>
      <text:p text:style-name="Standard"><text:tab/><text:span text:style-name="T21">a. Relocate</text:span></text:p>
      <text:p text:style-name="Standard"><text:tab/>b. Switch</text:p>
      <text:p text:style-name="Standard"><text:tab/>c. Merge</text:p>
      <text:p text:style-name="Standard"><text:tab/>d. Branch/Tag</text:p>
      <text:p text:style-name="Standard"><text:s text:c="6"/>13. How to remove a file from version control?</text:p>
      <text:p text:style-name="Standard"><text:tab/>a. Right click a file then select TortoiseSVN &gt; Delete and add to ignore list</text:p>
      <text:p text:style-name="Standard"><text:tab/><text:span text:style-name="T22">b</text:span><text:span text:style-name="T23">. Right click a file then select TortoiseSVN &gt; Unversion and add to ignore list</text:span></text:p>
      <text:p text:style-name="Standard"><text:tab/>c. Right click<text:s/>a file then select TortoiseSVN &gt; Remove and add to ignore list</text:p>
      <text:p text:style-name="Standard"><text:tab/>d. Right click a file then select TortoiseSVN &gt; Uncheck and add to ignore list</text:p>
      <text:soft-page-break/>
      <text:p text:style-name="Standard"><text:s text:c="6"/>14. Choose the correct definition of Merge?</text:p>
      <text:p text:style-name="Standard"><text:tab/>a. This command produces a copy of a versioned folder but without the local .svn folders</text:p>
      <text:p text:style-name="Standard"><text:tab/>b. This command pulls down the latest changes from the repository into your working copy</text:p>
      <text:p text:style-name="Standard"><text:tab/><text:span text:style-name="T24">c. The process by which changes from the repository are added to your working copy without disrupting any changes you have already made lo</text:span><text:span text:style-name="T25">cally</text:span></text:p>
      <text:p text:style-name="Standard"><text:s text:c="6"/>15. Is it possible to break the locking on a file by other user?</text:p>
      <text:p text:style-name="Standard"><text:tab/><text:span text:style-name="T26">a. Yes</text:span></text:p>
      <text:p text:style-name="Standard"><text:tab/>b. No</text:p>
      <text:p text:style-name="Standard"><text:s text:c="6"/>16.<text:tab/>In which situation, lock-modify-unlock model is better than copy-modify-merge model</text:p>
      <text:p text:style-name="Standard"><text:tab/><text:span text:style-name="T27">a. Merge images</text:span></text:p>
      <text:p text:style-name="Standard"><text:tab/>b. Merge texts</text:p>
      <text:p text:style-name="Standard"><text:tab/>c. Both a and b are correct</text:p>
      <text:p text:style-name="Standard"><text:tab/>d. Both<text:s/>a and b are incorrect</text:p>
      <text:p text:style-name="Standard"><text:s text:c="6"/>17.<text:tab/>When is a new revision created?</text:p>
      <text:p text:style-name="Standard"><text:tab/>a. Each time the user uses checkout command</text:p>
      <text:p text:style-name="Standard"><text:tab/>b. Each time the user uses delete command</text:p>
      <text:p text:style-name="Standard"><text:tab/><text:span text:style-name="T28">c. Each time the user uses commit command</text:span></text:p>
      <text:p text:style-name="Standard"><text:tab/>d. a,b,c are correct</text:p>
      <text:p text:style-name="Standard"><text:s text:c="6"/>18. Which model below is<text:s/>versioning model?</text:p>
      <text:p text:style-name="Standard"><text:tab/>a. Lock-Modify-Unlock model</text:p>
      <text:p text:style-name="Standard"><text:tab/>b. Copy-Modify-Merge model</text:p>
      <text:p text:style-name="Standard"><text:tab/><text:span text:style-name="T29">c. Both a and b are correct</text:span></text:p>
      <text:p text:style-name="Standard"><text:tab/>d. Both a and b are incorrect</text:p>
      <text:p text:style-name="Standard"><text:s text:c="6"/>19. Is it possible to merge changes from different users to graphic images?</text:p>
      <text:p text:style-name="Standard"><text:tab/>a. Yes</text:p>
      <text:p text:style-name="Standard"><text:tab/><text:span text:style-name="T30">b. No</text:span></text:p>
      <text:p text:style-name="Standard"><text:s text:c="6"/></text:p>
      <text:p text:style-name="Standard"/>
      <text:p text:style-name="Standard">Answers:</text:p>
      <text:list text:style-name="LFO2" text:continue-numbering="true">
        <text:list-item>
          <text:p text:style-name="P31">a</text:p>
        </text:list-item>
        <text:list-item>
          <text:p text:style-name="P32">d</text:p>
        </text:list-item>
        <text:list-item>
          <text:p text:style-name="P33">c</text:p>
        </text:list-item>
        <text:list-item>
          <text:p text:style-name="P34">c</text:p>
        </text:list-item>
        <text:list-item>
          <text:p text:style-name="P35">d</text:p>
        </text:list-item>
        <text:list-item>
          <text:p text:style-name="P36">a</text:p>
        </text:list-item>
        <text:list-item>
          <text:p text:style-name="P37">b</text:p>
        </text:list-item>
        <text:list-item>
          <text:p text:style-name="P38">b</text:p>
        </text:list-item>
        <text:list-item>
          <text:p text:style-name="P39">a</text:p>
        </text:list-item>
        <text:list-item>
          <text:p text:style-name="P40">d</text:p>
        </text:list-item>
        <text:list-item>
          <text:p text:style-name="P41">b</text:p>
        </text:list-item>
        <text:list-item>
          <text:p text:style-name="P42">a</text:p>
        </text:list-item>
        <text:list-item>
          <text:p text:style-name="P43">b</text:p>
        </text:list-item>
        <text:list-item>
          <text:p text:style-name="P44">c</text:p>
        </text:list-item>
        <text:list-item>
          <text:p text:style-name="P45">a</text:p>
        </text:list-item>
        <text:list-item>
          <text:p text:style-name="P46">a</text:p>
        </text:list-item>
        <text:list-item>
          <text:p text:style-name="P47">c</text:p>
        </text:list-item>
        <text:list-item>
          <text:p text:style-name="P48">c</text:p>
        </text:list-item>
        <text:list-item>
          <text:p text:style-name="P49">b</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Andale Sans UI" svg:font-family="Andale Sans UI" style:font-family-generic="system" style:font-pitch="variable"/>
    <style:font-face style:name="Tahoma" svg:font-family="Tahoma" style:font-family-generic="swiss" style:font-pitch="variable" svg:panose-1="2 11 6 4 3 5 4 4 2 4"/>
    <style:font-face style:name="ＭＳ ゴシック" svg:font-family="ＭＳ ゴシック" style:font-family-generic="modern" style:font-pitch="fixed" svg:panose-1="2 11 6 9 7 2 5 8 2 4"/>
    <style:font-face style:name="Calibri Light" svg:font-family="Calibri Light" style:font-family-generic="swiss" style:font-pitch="variable" svg:panose-1="2 15 3 2 2 2 4 3 2 4"/>
    <style:font-face style:name="ＭＳ 明朝" svg:font-family="ＭＳ 明朝" style:font-family-generic="roma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nhpc</dc:creator>
    <meta:creation-date>2009-04-16T11:32:00Z</meta:creation-date>
    <dc:date>2016-08-25T17:11:00Z</dc:date>
    <meta:template xlink:href="Normal.dotm" xlink:type="simple"/>
    <meta:editing-cycles>57</meta:editing-cycles>
    <meta:editing-duration>PT24540S</meta:editing-duration>
    <meta:user-defined meta:name="Info 1"/>
    <meta:user-defined meta:name="Info 2"/>
    <meta:user-defined meta:name="Info 3"/>
    <meta:user-defined meta:name="Info 4"/>
    <meta:document-statistic meta:page-count="3" meta:paragraph-count="10" meta:word-count="755" meta:character-count="5053" meta:row-count="35" meta:non-whitespace-character-count="4308"/>
  </office:meta>
</office:document-meta>
</file>